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style:line-height-at-least="0.55cm" fo:orphans="2" fo:widows="2" fo:text-indent="0cm" style:auto-text-indent="false"/>
      <style:text-properties fo:font-variant="normal" fo:text-transform="none" fo:color="#0065ae" loext:opacity="100%" style:font-name="Open Sans" fo:font-size="14.3999996185303pt" fo:letter-spacing="normal" fo:font-style="normal" fo:font-weight="normal" officeooo:paragraph-rsid="000438e8"/>
    </style:style>
    <style:style style:name="P2" style:family="paragraph" style:parent-style-name="Text_20_body">
      <style:paragraph-properties fo:margin-left="0cm" fo:margin-right="0cm" style:line-height-at-least="0.55cm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style:text-underline-style="solid" style:text-underline-width="auto" style:text-underline-color="font-color" fo:font-weight="normal" officeooo:paragraph-rsid="000438e8"/>
    </style:style>
    <style:style style:name="P3" style:family="paragraph" style:parent-style-name="Text_20_body">
      <style:paragraph-properties fo:margin-left="0cm" fo:margin-right="0cm" style:line-height-at-least="0.55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fo:font-weight="normal" officeooo:paragraph-rsid="000438e8"/>
    </style:style>
    <style:style style:name="P4" style:family="paragraph" style:parent-style-name="Text_20_body">
      <style:paragraph-properties fo:margin-left="0cm" fo:margin-right="0cm" style:line-height-at-least="0.55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fo:font-weight="normal" officeooo:paragraph-rsid="000479e8"/>
    </style:style>
    <style:style style:name="P5" style:family="paragraph" style:parent-style-name="Text_20_body">
      <style:paragraph-properties fo:margin-left="0cm" fo:margin-right="0cm" style:line-height-at-least="0.55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fo:font-weight="normal" officeooo:rsid="000479e8" officeooo:paragraph-rsid="000479e8"/>
    </style:style>
    <style:style style:name="P6" style:family="paragraph" style:parent-style-name="Text_20_body">
      <style:paragraph-properties fo:margin-left="0cm" fo:margin-right="0cm" style:line-height-at-least="0.55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fo:font-weight="normal" officeooo:paragraph-rsid="000479e8"/>
    </style:style>
    <style:style style:name="P7" style:family="paragraph" style:parent-style-name="Text_20_body">
      <style:paragraph-properties fo:margin-left="0cm" fo:margin-right="0cm" style:line-height-at-least="0.55cm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fo:font-weight="normal" officeooo:paragraph-rsid="00052fac"/>
    </style:style>
    <style:style style:name="P8" style:family="paragraph" style:parent-style-name="Text_20_body">
      <style:paragraph-properties fo:margin-left="0cm" fo:margin-right="0cm" style:line-height-at-least="0.55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fo:font-weight="normal" officeooo:rsid="00052fac" officeooo:paragraph-rsid="00052fac"/>
    </style:style>
    <style:style style:name="T1" style:family="text">
      <style:text-properties fo:color="#b4e7f8" loext:opacity="100%" style:text-line-through-style="none" style:text-line-through-type="none" style:text-underline-style="none" style:text-blinking="false" loext:padding-left="0cm" loext:padding-right="0cm" loext:padding-top="0cm" loext:padding-bottom="0.049cm" loext:border-left="none" loext:border-right="none" loext:border-top="none" loext:border-bottom="0.06pt solid #b4e7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El cuento: El caracolillo Gustavillo</text:h>
      <text:p text:style-name="P2"/>
      <text:p text:style-name="P3">Gustavillo era un caracolillo que vivía feliz en el fondo del mar; se mecía al ritmo de las corrientes marinas, reposaba en la arena, buscando algún rayo de sol y de vez en cuando daba sus paseos.</text:p>
      <text:p text:style-name="P3">Un día un cangrejo le vio y le dijo:</text:p>
      <text:p text:style-name="P3">- ¿Puedo vivir contigo?</text:p>
      <text:p text:style-name="P3">Gustavillo se lo pensó dos veces y al final decidió ser, como un antepasado suyo un cangrejo ermitaño.</text:p>
      <text:p text:style-name="P3"/>
      <text:p text:style-name="P5">Parrafo 2:</text:p>
      <text:p text:style-name="P4">Empezaron a vivir juntos el cangrejo dentro del caracol y al poco comenzaron los problemas: el <text:a xlink:type="simple" xlink:href="https://www.guiainfantil.com/videos/ocio/manualidades-infantiles/dibujos-infantiles-de-animales-marinos-como-dibujar-un-cangrejo/" text:style-name="Internet_20_link" text:visited-style-name="Visited_20_Internet_20_Link"><text:span text:style-name="T1">cangrejo</text:span></text:a> se metía las pinzas en la nariz, hacía ruidos cuando comía, no ayudaba en la limpieza...</text:p>
      <text:p text:style-name="P4">Una mañana Gustavillo le dijo al cangrejo todo lo que no se debía hacer, con paciencia , explicándole que:</text:p>
      <text:p text:style-name="P4">- Hurgarse en la nariz, es de mala educación y además puede hacer daño</text:p>
      <text:p text:style-name="P4">- Se mastica siempre con la boca cerrada</text:p>
      <text:p text:style-name="P4">- Hay siempre que colaborar en la limpieza y orden de dónde se vive</text:p>
      <text:p text:style-name="P4"/>
      <text:p text:style-name="P8">Parrafo 3:</text:p>
      <text:p text:style-name="P7">El cangrejo se quedó callado, salió de la casa y se perdió durante varios días.</text:p>
      <text:p text:style-name="P8">Cuando volvió habló con Gustavillo y entre los dos juntitos hicieron una lista de las cosas que, para estar juntos, debían hacer para que todo funcionara bie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6.2$Windows_X86_64 LibreOffice_project/144abb84a525d8e30c9dbbefa69cbbf2d8d4ae3b</meta:generator>
    <dc:date>2024-03-04T12:03:28.957000000</dc:date>
    <meta:editing-duration>PT3M17S</meta:editing-duration>
    <meta:editing-cycles>5</meta:editing-cycles>
    <meta:document-statistic meta:table-count="0" meta:image-count="0" meta:object-count="0" meta:page-count="1" meta:paragraph-count="14" meta:word-count="207" meta:character-count="1126" meta:non-whitespace-character-count="933"/>
  </office:meta>
</office:document-meta>
</file>